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85pt" fo:font-weight="bold" officeooo:rsid="0019a284" officeooo:paragraph-rsid="0019a284" style:font-size-asian="85pt" style:font-weight-asian="bold" style:font-size-complex="85pt" style:font-weight-complex="bold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5pt" style:font-size-asian="75pt" style:font-size-complex="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span text:style-name="T2">Damenumklei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6:25:20.765592307</meta:creation-date>
    <dc:date>2017-11-16T00:16:34.072326065</dc:date>
    <meta:editing-duration>PT14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1" meta:paragraph-count="1" meta:word-count="1" meta:character-count="15" meta:non-whitespace-character-count="13"/>
  </office:meta>
</office:document-meta>
</file>